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88">
            <text:p>0812 <text:s/>121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88">
            <text:p>0812 <text:s/>121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89">
            <text:p>0812 <text:s/>121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89">
            <text:p>0812 <text:s/>121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1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1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1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1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2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2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2">
            <text:p>0812 <text:s/>12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3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3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3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3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4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4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4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5">
            <text:p>0812 <text:s/>12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5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5">
            <text:p>0812 <text:s/>12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7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7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7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7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7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7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7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8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8">
            <text:p>0812 <text:s/>121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9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9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3.99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1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1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1">
            <text:p>0812 <text:s/>12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1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2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2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3">
            <text:p>0812 <text:s/>12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3">
            <text:p>0812 <text:s/>12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3">
            <text:p>0812 <text:s/>12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4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4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5">
            <text:p>0812 <text:s/>12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5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6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6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6">
            <text:p>0812 <text:s/>12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7">
            <text:p>0812 <text:s/>12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7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7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9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9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09">
            <text:p>0812 <text:s/>12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1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1">
            <text:p>0812 <text:s/>121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2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2">
            <text:p>0812 <text:s/>12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3">
            <text:p>0812 <text:s/>12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4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5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6">
            <text:p>0812 <text:s/>12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6">
            <text:p>0812 <text:s/>12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7">
            <text:p>0812 <text:s/>12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8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9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19">
            <text:p>0812 <text:s/>12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1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1">
            <text:p>0812 <text:s/>12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2">
            <text:p>0812 <text:s/>12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2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4">
            <text:p>0812 <text:s/>12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6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6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7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28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">
            <text:p>0812 <text:s/>12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1">
            <text:p>0812 <text:s/>12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2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2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2">
            <text:p>0812 <text:s/>12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3">
            <text:p>0812 <text:s/>12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/>
          <table:table-cell table:style-name="ce6"/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3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3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3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5">
            <text:p>10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3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6">
            <text:p>10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4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7">
            <text:p>10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4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4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4">
            <text:p>0812 <text:s/>12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2T12:16:44.34">
            <text:p>0812 <text:s/>1216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00])+1" office:value-type="float" office:value="101">
            <text:p>101</text:p>
          </table:table-cell>
          <table:table-cell table:style-name="ce7" table:formula="of:=NOW()" office:value-type="date" office:date-value="2021-08-12T12:16:44.34">
            <text:p>0812 <text:s/>121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2T12:16:44.34">
            <text:p>2021/8/12 12:1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2T12:16:44.34">
            <text:p>0812 <text:s/>1216</text:p>
          </table:table-cell>
          <table:table-cell table:style-name="ce7" table:formula="of:=NOW()" office:value-type="date" office:date-value="2021-08-12T12:16:44.34">
            <text:p>0812 <text:s/>121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2T12:16:44.34">
            <text:p>0812 <text:s/>12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2">
            <text:p>0812 <text:s/>12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2">
            <text:p>0812 <text:s/>12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2">
            <text:p>0812 <text:s/>12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3">
            <text:p>0812 <text:s/>12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3">
            <text:p>0812 <text:s/>12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3">
            <text:p>0812 <text:s/>12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3">
            <text:p>0812 <text:s/>12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3">
            <text:p>0812 <text:s/>12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3">
            <text:p>0812 <text:s/>12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4">
            <text:p>0812 <text:s/>12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4">
            <text:p>0812 <text:s/>12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5">
            <text:p>0812 <text:s/>12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5">
            <text:p>0812 <text:s/>12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6">
            <text:p>0812 <text:s/>121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7">
            <text:p>0812 <text:s/>12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7">
            <text:p>0812 <text:s/>121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7">
            <text:p>0812 <text:s/>12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7">
            <text:p>0812 <text:s/>12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8">
            <text:p>0812 <text:s/>12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8">
            <text:p>0812 <text:s/>121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8">
            <text:p>0812 <text:s/>12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48">
            <text:p>0812 <text:s/>12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">
            <text:p>0812 <text:s/>12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">
            <text:p>0812 <text:s/>12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">
            <text:p>0812 <text:s/>12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">
            <text:p>0812 <text:s/>121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">
            <text:p>0812 <text:s/>12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">
            <text:p>0812 <text:s/>121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1">
            <text:p>0812 <text:s/>12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2">
            <text:p>0812 <text:s/>12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2">
            <text:p>0812 <text:s/>12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2">
            <text:p>0812 <text:s/>121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2">
            <text:p>0812 <text:s/>121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2">
            <text:p>0812 <text:s/>121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3">
            <text:p>0812 <text:s/>12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3">
            <text:p>0812 <text:s/>12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4">
            <text:p>0812 <text:s/>12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4">
            <text:p>0812 <text:s/>1216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2T12:16:44.54">
            <text:p>0812 <text:s/>12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4">
            <text:p>0812 <text:s/>12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4">
            <text:p>0812 <text:s/>12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4">
            <text:p>0812 <text:s/>12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5">
            <text:p>0812 <text:s/>12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2T12:16:44.56">
            <text:p>0812 <text:s/>1216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 перестановки. &lt;1&gt; например, давайте имеет, здесь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&lt;2&gt; первая буква слева, это 3. &lt;3&gt; это буква `3` означает, что первая буква в целевой строке, вы перемещаете эту букву на третье место в последней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 table:number-rows-repeated="4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2T12:16:41.24">
            <text:p>0812 <text:s/>121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2T12:16:44.61">
            <text:p>0812 <text:s/>1216</text:p>
          </table:table-cell>
          <table:table-cell table:style-name="ce7" table:formula="of:=NOW()" office:value-type="date" office:date-value="2021-08-12T12:16:44.61">
            <text:p>0812 <text:s/>121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2T12:16:44.61">
            <text:p>0812 <text:s/>121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2021/08/12</text:date>, <text:time>12:1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2T12:16:43.24</dc:date>
    <dc:creator>iwabuchi ken</dc:creator>
    <meta:editing-duration>P5DT19H9M13S</meta:editing-duration>
    <meta:editing-cycles>897</meta:editing-cycles>
    <meta:generator>OpenOffice/4.1.3$Win32 OpenOffice.org_project/413m1$Build-9783</meta:generator>
    <meta:document-statistic meta:table-count="2" meta:cell-count="1104" meta:object-count="0"/>
  </office:meta>
</office:document-meta>
</file>